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style:use-window-font-color="true" fo:font-size="18pt" style:font-size-asian="18pt" style:font-size-complex="18pt"/>
    </style:style>
    <style:style style:name="P2" style:parent-style-name="Subtitle" style:family="paragraph">
      <style:paragraph-properties fo:text-align="center" fo:line-height="150%"/>
    </style:style>
    <style:style style:name="T3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6" style:parent-style-name="Subtitle" style:family="paragraph">
      <style:paragraph-properties fo:text-align="center" fo:line-height="150%"/>
    </style:style>
    <style:style style:name="T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T1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2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3" style:parent-style-name="Normal" style:family="paragraph">
      <style:text-properties style:font-name="Times New Roman" style:font-name-asian="Times New Roman" style:font-name-complex="Times New Roman"/>
    </style:style>
    <style:style style:name="P14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15" style:parent-style-name="Heading4" style:family="paragraph">
      <style:paragraph-properties fo:line-height="15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17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" style:parent-style-name="Normal" style:family="paragraph">
      <style:paragraph-properties fo:line-height="150%" fo:margin-left="0.5in">
        <style:tab-stops/>
      </style:paragraph-properties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20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22" style:parent-style-name="DefaultParagraphFont" style:family="text">
      <style:text-properties style:font-name="Consolas" style:font-name-asian="Consolas" style:font-name-complex="Consolas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4" style:parent-style-name="Heading4" style:family="paragraph">
      <style:paragraph-properties fo:line-height="150%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25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6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7" style:parent-style-name="Heading4" style:family="paragraph">
      <style:paragraph-properties fo:line-height="150%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28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9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" style:parent-style-name="Heading4" style:family="paragraph">
      <style:paragraph-properties fo:line-height="150%"/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31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2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3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34" style:parent-style-name="Normal" style:family="paragraph">
      <style:paragraph-properties fo:line-height="15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36" style:parent-style-name="DefaultParagraphFont" style:family="text">
      <style:text-properties style:font-name="Times New Roman" style:font-name-asian="Times New Roman" style:font-name-complex="Times New Roman"/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line-height="150%"/>
    </style:style>
    <style:style style:name="T40" style:parent-style-name="DefaultParagraphFont" style:family="text">
      <style:text-properties style:font-name="Times New Roman" style:font-name-asian="Times New Roman" style:font-name-complex="Times New Roman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T42" style:parent-style-name="DefaultParagraphFont" style:family="text"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line-height="150%"/>
    </style:style>
    <style:style style:name="T44" style:parent-style-name="DefaultParagraphFont" style:family="text">
      <style:text-properties style:font-name="Times New Roman" style:font-name-asian="Times New Roman" style:font-name-complex="Times New Roman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T46" style:parent-style-name="DefaultParagraphFont" style:family="text">
      <style:text-properties style:font-name="Times New Roman" style:font-name-asian="Times New Roman" style:font-name-complex="Times New Roman"/>
    </style:style>
    <style:style style:name="P47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48" style:parent-style-name="Normal" style:family="paragraph">
      <style:paragraph-properties fo:line-height="150%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DefaultParagraphFont" style:family="text">
      <style:text-properties style:font-name="Times New Roman" style:font-name-asian="Times New Roman" style:font-name-complex="Times New Roman"/>
    </style:style>
    <style:style style:name="P51" style:parent-style-name="Normal" style:family="paragraph">
      <style:paragraph-properties fo:line-height="150%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Normal" style:family="paragraph">
      <style:paragraph-properties fo:line-height="150%"/>
    </style:style>
    <style:style style:name="T56" style:parent-style-name="DefaultParagraphFont" style:family="text">
      <style:text-properties style:font-name="Times New Roman" style:font-name-asian="Times New Roman" style:font-name-complex="Times New Roman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P59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60" style:parent-style-name="Normal" style:family="paragraph">
      <style:paragraph-properties fo:margin-top="0.05in" fo:line-height="150%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T62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63" style:parent-style-name="Heading4Char" style:family="text">
      <style:text-properties style:use-window-font-color="true"/>
    </style:style>
    <style:style style:name="T64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Heading4Char" style:family="text">
      <style:text-properties style:font-name="Times New Roman" style:font-name-asian="Times New Roman" style:font-name-complex="Times New Roman" style:use-window-font-color="true"/>
    </style:style>
    <style:style style:name="T67" style:parent-style-name="Heading4Char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/>
    </style:style>
    <style:style style:name="P68" style:parent-style-name="Normal" style:family="paragraph">
      <style:paragraph-properties fo:margin-top="0.05in" fo:line-height="150%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Heading3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</style:style>
    <style:style style:name="T75" style:parent-style-name="DefaultParagraphFont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/>
    </style:style>
    <style:style style:name="P76" style:parent-style-name="Normal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77" style:parent-style-name="Normal" style:family="paragraph">
      <style:paragraph-properties fo:line-height="15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78" style:parent-style-name="Normal" style:family="paragraph">
      <style:paragraph-properties fo:line-height="150%"/>
    </style:style>
    <style:style style:name="T79" style:parent-style-name="DefaultParagraphFont" style:family="text">
      <style:text-properties style:font-name="Times New Roman" style:font-name-asian="Times New Roman" style:font-name-complex="Times New Roman"/>
    </style:style>
    <style:style style:name="T80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h text:style-name="P1" text:outline-level="1">Aniket Jahagirdar</text:h>
      <text:p text:style-name="P2"><text:span text:style-name="T3">Maharashtra, India |<text:s/></text:span><text:a xlink:href="mailto:aniketjahagirdar18@gmail.com" office:target-frame-name="_top" xlink:show="replace"><text:span text:style-name="T4">aniketjahagirdar18@gmail.com</text:span></text:a><text:span text:style-name="T5"><text:s/>| +91 7262097151</text:span></text:p>
      <text:p text:style-name="P6"><text:a xlink:href="https://aniket-jahagirdar.netlify.app/" office:target-frame-name="_top" xlink:show="replace"><text:span text:style-name="T7">Portfolio</text:span></text:a><text:span text:style-name="T8"><text:s/>|<text:s/></text:span><text:a xlink:href="https://github.com/aniketjahagirdar?tab=repositories" office:target-frame-name="_top" xlink:show="replace"><text:span text:style-name="T9">Linkdin</text:span></text:a><text:span text:style-name="T10"><text:s/>|<text:s/></text:span><text:a xlink:href="https://github.com/aniketjahagirdar?tab=repositories" office:target-frame-name="_top" xlink:show="replace"><text:span text:style-name="T11">GitHub</text:span></text:a></text:p>
      <text:h text:style-name="P12" text:outline-level="3">PROFESSIONAL SUMMARY</text:h>
      <text:p text:style-name="P13">Passionate and detail-oriented Software Developer with expertise in JavaScript, React. Strong problem-solving abilities and a quick learner, eager to contribute to innovative projects and deliver high-quality solutions.</text:p>
      <text:h text:style-name="P14" text:outline-level="3">PROJECT</text:h>
      <text:h text:style-name="P15" text:outline-level="4"><text:span text:style-name="T16"><text:s text:c="6"/>• <text:s text:c="4"/>Web-Based Arithmetic Calculator using JavaScript</text:span></text:h>
      <text:p text:style-name="P17">— <text:s text:c="2"/>Built a simple calculator using HTML, CSS, and JavaScript to perform basic arithmetic operations.<text:s/></text:p>
      <text:p text:style-name="P18"><text:span text:style-name="T19">— <text:s text:c="2"/>Used<text:s/></text:span><text:span text:style-name="T20">createElement()</text:span><text:span text:style-name="T21"><text:s/>and<text:s/></text:span><text:span text:style-name="T22">append()</text:span><text:span text:style-name="T23"><text:s/>to dynamically add inputs and buttons to the page.</text:span></text:p>
      <text:h text:style-name="P24" text:outline-level="4"><text:s text:c="6"/>• <text:s text:c="4"/>E-commerce Website – Bootstrap to React Conversion</text:h>
      <text:p text:style-name="P25">— <text:s text:c="2"/>Converted Bootstrap e-commerce site to React using reusable components.</text:p>
      <text:p text:style-name="P26">— <text:s text:c="2"/>Enhanced UI with Bootstrap 5 and CSS animations.</text:p>
      <text:h text:style-name="P27" text:outline-level="4"><text:s text:c="6"/>• <text:s text:c="3"/>Tour-Travel Cab Website</text:h>
      <text:p text:style-name="P28">— <text:s text:c="2"/>Built a responsive cab booking website using Bootstrap for a startup company.<text:s/></text:p>
      <text:p text:style-name="P29">— <text:s text:c="2"/>Designed clean UI with mobile-first layout and reusable Bootstrap components.</text:p>
      <text:h text:style-name="P30" text:outline-level="4"><text:s text:c="6"/>• <text:s text:c="3"/>Jilha-parishat govt Landing Page</text:h>
      <text:p text:style-name="P31">— <text:s text:c="2"/>Developed an informational government-style website using HTML, CSS, and Bootstrap.<text:s/></text:p>
      <text:p text:style-name="P32">— <text:s text:c="2"/>Focused on responsive layout, navigation structure, and clean content presentation.</text:p>
      <text:h text:style-name="P33" text:outline-level="3">SKILLS</text:h>
      <text:p text:style-name="P34"><text:span text:style-name="T35"><text:s/></text:span><text:span text:style-name="T36"><text:s text:c="5"/>• <text:s text:c="4"/>Web Development</text:span><text:tab/><text:span text:style-name="T37">:<text:s/></text:span><text:tab/><text:tab/><text:span text:style-name="T38">Html , Css , Bootstrap , JavaScript</text:span></text:p>
      <text:p text:style-name="P39"><text:span text:style-name="T40"><text:s text:c="6"/>• <text:s text:c="4"/>Programming</text:span><text:tab/><text:tab/><text:span text:style-name="T41">:<text:s/></text:span><text:tab/><text:tab/><text:span text:style-name="T42">Java , Python</text:span></text:p>
      <text:p text:style-name="P43"><text:span text:style-name="T44"><text:s text:c="6"/>• <text:s text:c="4"/>Version Control</text:span><text:tab/><text:tab/><text:span text:style-name="T45">:<text:s/></text:span><text:tab/><text:tab/><text:span text:style-name="T46">Vs Code , GitHub</text:span></text:p>
      <text:h text:style-name="P47" text:outline-level="3">EDUCATION</text:h>
      <text:p text:style-name="P48"><text:span text:style-name="T49"><text:s text:c="5"/>• <text:s text:c="4"/>Bachelor Of Science - (Information Technology) | Deogiri College<text:s/></text:span><text:tab/><text:tab/><text:tab/><text:tab/><text:span text:style-name="T50"><text:s text:c="3"/>2019 – 2022</text:span></text:p>
      <text:p text:style-name="P51"><text:span text:style-name="T52"><text:s text:c="5"/>• <text:s text:c="4"/>Intermediate (XII) | Tanwani English College</text:span><text:tab/><text:tab/><text:tab/><text:tab/><text:tab/><text:tab/><text:span text:style-name="T53"><text:s/></text:span><text:tab/><text:span text:style-name="T54"><text:s text:c="3"/>2016 – 2018</text:span></text:p>
      <text:p text:style-name="P55"><text:span text:style-name="T56"><text:s text:c="5"/>• <text:s text:c="4"/>Matrix (X) | Tanwani English School<text:s/></text:span><text:tab/><text:tab/><text:tab/><text:tab/><text:tab/><text:tab/><text:tab/><text:span text:style-name="T57"><text:s/></text:span><text:tab/><text:span text:style-name="T58"><text:s text:c="3"/>2015 – 2016</text:span></text:p>
      <text:h text:style-name="P59" text:outline-level="3">PERSONAL DETAILS</text:h>
      <text:p text:style-name="P60"><text:span text:style-name="T61"><text:s text:c="5"/>• <text:s text:c="4"/></text:span><text:span text:style-name="T62">Nationality<text:s/></text:span><text:tab/><text:span text:style-name="T63">:-<text:s/></text:span><text:tab/><text:span text:style-name="T64">India</text:span><text:tab/><text:tab/><text:tab/><text:span text:style-name="T65"><text:s text:c="5"/>• <text:s text:c="4"/>Date Of <text:s/>Birth</text:span><text:tab/><text:span text:style-name="T66">:-</text:span><text:tab/><text:span text:style-name="T67">01-05-1999</text:span></text:p>
      <text:p text:style-name="P68"><text:span text:style-name="T69"><text:s text:c="5"/>• <text:s text:c="4"/>Married</text:span><text:tab/><text:tab/><text:span text:style-name="T70">:-</text:span><text:tab/><text:span text:style-name="T71">Single</text:span><text:tab/><text:tab/><text:tab/><text:span text:style-name="T72"><text:s text:c="5"/>• <text:s text:c="4"/>Language Knows:-</text:span><text:tab/><text:span text:style-name="T73">English , Hindi , Marath</text:span><text:tab/></text:p>
      <text:h text:style-name="P74" text:outline-level="3"><text:span text:style-name="T75">DECLERATION</text:span></text:h>
      <text:p text:style-name="P76">I hereby declare that above information is corrected the best of my knowledge and belief.</text:p>
      <text:p text:style-name="P77"/>
      <text:p text:style-name="P78"><text:span text:style-name="T79">Place:- Pune,Maharastra</text:span><text:tab/><text:tab/><text:tab/><text:tab/><text:tab/><text:tab/><text:tab/><text:tab/><text:tab/><text:tab/><text:span text:style-name="T80">Aniket Jahagird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Mincho" style:font-name-complex="Yu Gothic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Mincho" style:font-name-complex="Yu Gothic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Mincho" style:font-name-complex="Yu Gothic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Mincho" style:font-name-complex="Yu Gothic Light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-asian="Yu Mincho" style:font-name-complex="Yu Gothic Light" fo:color="#595959" fo:font-size="14pt" style:font-size-asian="14pt" style:font-size-complex="14pt" fo:hyphenate="false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Heading5Char" style:display-name="Heading 5 Char" style:family="text" style:parent-style-name="DefaultParagraphFont">
      <style:text-properties style:font-name-asian="Yu Mincho" style:font-name-complex="Yu Gothic Light" fo:color="#2F5496"/>
    </style:style>
    <style:style style:name="Heading4Char" style:display-name="Heading 4 Char" style:family="text" style:parent-style-name="DefaultParagraphFont">
      <style:text-properties style:font-name-asian="Yu Mincho" style:font-name-complex="Yu Gothic Light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298in" fo:margin-left="0.5562in" fo:margin-bottom="0.3319in" fo:margin-right="0.4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iket Jahagirdar</dc:creator>
    <meta:creation-date>2025-06-04T05:31:00Z</meta:creation-date>
    <dc:date>2025-06-04T05:31:00Z</dc:date>
    <meta:template xlink:href="Normal.dotm" xlink:type="simple"/>
    <meta:editing-cycles>10</meta:editing-cycles>
    <meta:editing-duration>PT0S</meta:editing-duration>
    <meta:document-statistic meta:page-count="1" meta:paragraph-count="4" meta:word-count="332" meta:character-count="2221" meta:row-count="15" meta:non-whitespace-character-count="1893"/>
  </office:meta>
</office:document-meta>
</file>